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Katharina Brenning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as Buch meines Sohnes. Ratschläge einer Mutter von Neera. Autoris. Übers. v. K. B.</text:p>
          </table:table-cell>
        </table:table-row>
        <table:table-row table:style-name="ro1">
          <table:table-cell office:value-type="string" calcext:value-type="string">
            <text:p>Elise Brewitz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ehrertätigkeit</text:p>
          </table:table-cell>
          <table:table-cell office:value-type="string" calcext:value-type="string">
            <text:p>bestand im Jahre 1873 das Lehrerinnenexamen und wirkte als Lehrerin an höheren Mädchen- und Mädchen-Mittel-Schulen in Brüssel, Essen a. d. R. und Freiburg i. B.</text:p>
          </table:table-cell>
        </table:table-row>
        <table:table-row table:style-name="ro1">
          <table:table-cell office:value-type="string" calcext:value-type="string">
            <text:p>Paula von Bülow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ongs and Poems. Gedichte. Band II erschien in englischer Sprache.</text:p>
          </table:table-cell>
        </table:table-row>
        <table:table-row table:style-name="ro1">
          <table:table-cell office:value-type="string" calcext:value-type="string">
            <text:p>V. Gräfin von La Corré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Veröffentlichungen</text:p>
          </table:table-cell>
          <table:table-cell office:value-type="string" calcext:value-type="string">
            <text:p>Unter ihrem Pseudonym veröffentlichte sie viele Reiseskizzen in verschiedenen Blättern.</text:p>
          </table:table-cell>
        </table:table-row>
        <table:table-row table:style-name="ro1">
          <table:table-cell office:value-type="string" calcext:value-type="string">
            <text:p>Gräfin Dorothea Carmer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Unser armer Dick. Übers. d. John Strange Winter.</text:p>
          </table:table-cell>
        </table:table-row>
        <table:table-row table:style-name="ro1">
          <table:table-cell office:value-type="string" calcext:value-type="string">
            <text:p>C. v. Craigmn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nes Parker. Rom. Übers. d. Marie Uchard.</text:p>
          </table:table-cell>
        </table:table-row>
        <table:table-row table:style-name="ro1">
          <table:table-cell office:value-type="string" calcext:value-type="string">
            <text:p>Auguste Daniel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Karola. Aus dem Engl. d. Hesba Stretton.</text:p>
          </table:table-cell>
        </table:table-row>
        <table:table-row table:style-name="ro1">
          <table:table-cell office:value-type="string" calcext:value-type="string">
            <text:p>Agnes v. Decken</text:p>
          </table:table-cell>
          <table:table-cell office:value-type="string" calcext:value-type="string">
            <text:p>Skandinavische Sprachen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er Knabe im Rosenhain und anderes. Übersetzgn. aus den skandinavischen Sprachen.</text:p>
          </table:table-cell>
        </table:table-row>
        <table:table-row table:style-name="ro1">
          <table:table-cell office:value-type="string" calcext:value-type="string">
            <text:p>Magdalena Grabi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ichard Ohnefurcht. Der kleine Normannenfürst. Historische Erzählg. aus d. Englischen.</text:p>
          </table:table-cell>
        </table:table-row>
        <table:table-row table:style-name="ro1">
          <table:table-cell office:value-type="string" calcext:value-type="string">
            <text:p>Sophie Hasenclever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ichelangelos sämtliche Gedichte, in Guastis Text m. deutscher Übersetzg.</text:p>
          </table:table-cell>
        </table:table-row>
        <table:table-row table:style-name="ro1">
          <table:table-cell office:value-type="string" calcext:value-type="string">
            <text:p>Marie Heusler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hat verschiedene wissenschaftliche Werke aus dem Italienischen und Englischen übersetzt und veröffentlicht.</text:p>
          </table:table-cell>
        </table:table-row>
        <table:table-row table:style-name="ro1">
          <table:table-cell office:value-type="string" calcext:value-type="string">
            <text:p>Marie Heusler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hat verschiedene wissenschaftliche Werke aus dem Italienischen und Englischen übersetzt und veröffentlicht.</text:p>
          </table:table-cell>
        </table:table-row>
        <table:table-row table:style-name="ro1">
          <table:table-cell office:value-type="string" calcext:value-type="string">
            <text:p>Frau E. v. Kamek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ch als Übersetzerin aus dem Englischen ist E. v. K. thätig.</text:p>
          </table:table-cell>
        </table:table-row>
        <table:table-row table:style-name="ro1">
          <table:table-cell office:value-type="string" calcext:value-type="string">
            <text:p>Helene Katz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in Nest. Rom. Übersetzg. der Neera aus dem Ital.</text:p>
          </table:table-cell>
        </table:table-row>
        <table:table-row table:style-name="ro1">
          <table:table-cell office:value-type="string" calcext:value-type="string">
            <text:p>J. Kelchner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Russischen.</text:p>
          </table:table-cell>
        </table:table-row>
        <table:table-row table:style-name="ro1">
          <table:table-cell office:value-type="string" calcext:value-type="string">
            <text:p>Luise Kirchner-Kümmel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ehrertätigkeit</text:p>
          </table:table-cell>
          <table:table-cell office:value-type="string" calcext:value-type="string">
            <text:p>Drei Jahre später legte sie eine Prüfung aus dem Französischen ab und wirkte dann als Lehrerin und Erzieherin bis zu ihrer Verheiratung im Jahre 1879.</text:p>
          </table:table-cell>
        </table:table-row>
        <table:table-row table:style-name="ro1">
          <table:table-cell office:value-type="string" calcext:value-type="string">
            <text:p>Nini Knoblich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Italienischen, Englischen und Spanischen.</text:p>
          </table:table-cell>
        </table:table-row>
        <table:table-row table:style-name="ro1">
          <table:table-cell office:value-type="string" calcext:value-type="string">
            <text:p>Nini Knoblich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Italienischen, Englischen und Spanischen.</text:p>
          </table:table-cell>
        </table:table-row>
        <table:table-row table:style-name="ro1">
          <table:table-cell office:value-type="string" calcext:value-type="string">
            <text:p>Nini Knoblich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Italienischen, Englischen und Spanischen.</text:p>
          </table:table-cell>
        </table:table-row>
        <table:table-row table:style-name="ro1">
          <table:table-cell office:value-type="string" calcext:value-type="string">
            <text:p>Nini Knoblich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Italienischen, Englischen und Spanischen.</text:p>
          </table:table-cell>
        </table:table-row>
        <table:table-row table:style-name="ro1">
          <table:table-cell office:value-type="string" calcext:value-type="string">
            <text:p>Friede H. Kraz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Auslandsaufenthalt, Übersetzungen</text:p>
          </table:table-cell>
          <table:table-cell office:value-type="string" calcext:value-type="string">
            <text:p>ging später auf 1 1/2 Jahre nach England (Wales) und kehrte, nachdem sie auch Frankreich, Paris und Dieppe besucht hatte, wieder nach Deutschland zurück</text:p>
          </table:table-cell>
        </table:table-row>
        <table:table-row table:style-name="ro1">
          <table:table-cell office:value-type="string" calcext:value-type="string">
            <text:p>Friede H. Kraz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uslandsaufenthalt</text:p>
          </table:table-cell>
          <table:table-cell office:value-type="string" calcext:value-type="string">
            <text:p>nachdem sie auch Frankreich, Paris und Dieppe besucht hatte</text:p>
          </table:table-cell>
        </table:table-row>
        <table:table-row table:style-name="ro1">
          <table:table-cell office:value-type="string" calcext:value-type="string">
            <text:p>Frieda von Mlynarska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ehr viel hat sie sich mit der polnischen Litteratur beschäftigt und eine grosse Anzahl Bücher u.a. übersetzt.</text:p>
          </table:table-cell>
        </table:table-row>
        <table:table-row table:style-name="ro1">
          <table:table-cell office:value-type="string" calcext:value-type="string">
            <text:p>Hedwig v. Moltke</text:p>
          </table:table-cell>
          <table:table-cell office:value-type="string" calcext:value-type="string">
            <text:p>Chines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Bob in China. Fürth, Schaller. und Chinesische Novellen. Dresden, E. Pierson.</text:p>
          </table:table-cell>
        </table:table-row>
        <table:table-row table:style-name="ro1">
          <table:table-cell office:value-type="string" calcext:value-type="string">
            <text:p>Marie Morgenster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Lange geprüft. Erzählg. f. die Frauenwelt. Autor. Übers. der Marie E. Shipley.</text:p>
          </table:table-cell>
        </table:table-row>
        <table:table-row table:style-name="ro1">
          <table:table-cell office:value-type="string" calcext:value-type="string">
            <text:p>Auguste Mues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Englischen</text:p>
          </table:table-cell>
        </table:table-row>
        <table:table-row table:style-name="ro1">
          <table:table-cell office:value-type="string" calcext:value-type="string">
            <text:p>Emma de Perné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Sie schreibt Feuilletons, Essays, Artikel und Novelletten, die auch in ungarische Sprache übersetzt und veröffentlicht werden.</text:p>
          </table:table-cell>
        </table:table-row>
        <table:table-row table:style-name="ro1">
          <table:table-cell office:value-type="string" calcext:value-type="string">
            <text:p>Emma de Perné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Schriftstellerei</text:p>
          </table:table-cell>
          <table:table-cell office:value-type="string" calcext:value-type="string">
            <text:p>Hier lernte sie die ungarische Sprache, in welcher sie sich auch bethätigt.</text:p>
          </table:table-cell>
        </table:table-row>
        <table:table-row table:style-name="ro1">
          <table:table-cell office:value-type="string" calcext:value-type="string">
            <text:p>Charlotte Phillippi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Die Familie Schönberg-Cotta. Ein Charakter- u. Sittengemälde ans der Reformationszeit. Autoris. Übersetzg. d. Cotta Schönberg</text:p>
          </table:table-cell>
        </table:table-row>
        <table:table-row table:style-name="ro1">
          <table:table-cell office:value-type="string" calcext:value-type="string">
            <text:p>Jenny Piorkowsk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adame la Marquise u. andere Erzählgn. Aus dem Engl. d. Ouida. Autoris. Ausg.</text:p>
          </table:table-cell>
        </table:table-row>
        <table:table-row table:style-name="ro1">
          <table:table-cell office:value-type="string" calcext:value-type="string">
            <text:p>Elise v. Pongrácz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Herberge zum Schutzengel. Aus dem Franz. der Gräfin Segur übersetzt.</text:p>
          </table:table-cell>
        </table:table-row>
        <table:table-row table:style-name="ro1">
          <table:table-cell office:value-type="string" calcext:value-type="string">
            <text:p>Frau Tony Procházk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ie übersetzt aus dem Französischen und schreibt Feuilletons.</text:p>
          </table:table-cell>
        </table:table-row>
        <table:table-row table:style-name="ro1">
          <table:table-cell office:value-type="string" calcext:value-type="string">
            <text:p>Gräfin F. zu Reventlow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französische Romane und betreibt ein Milchgeschäft. ... Eine Pariser Ehe. Übers. d. Marcel Prévost.</text:p>
          </table:table-cell>
        </table:table-row>
        <table:table-row table:style-name="ro1">
          <table:table-cell office:value-type="string" calcext:value-type="string">
            <text:p>Martha Rö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M. R. schreibt Romane und Erzählungen und übersetzt aus dem Englischen. ... Mein Vetter, der Radfahrer. Radsportlicher Rom. nach dem Engl. des Rue.</text:p>
          </table:table-cell>
        </table:table-row>
        <table:table-row table:style-name="ro1">
          <table:table-cell office:value-type="string" calcext:value-type="string">
            <text:p>Loulou Schmidt v. Ditfurth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Kulturerwerb</text:p>
          </table:table-cell>
          <table:table-cell office:value-type="string" calcext:value-type="string">
            <text:p>Sie hat durch langjährigen Aufenthalt im Auslande, namentlich in Süditalien, Menschenkenntnis, Vielseitigkeit der Ansichten und reifes Urteil erworben.</text:p>
          </table:table-cell>
        </table:table-row>
        <table:table-row table:style-name="ro1">
          <table:table-cell office:value-type="string" calcext:value-type="string">
            <text:p>Gisela Schmoll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schreibt Feuilletons und übersetzt aus dem Französischen.</text:p>
          </table:table-cell>
        </table:table-row>
        <table:table-row table:style-name="ro1">
          <table:table-cell office:value-type="string" calcext:value-type="string">
            <text:p>Anna Schultz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Englischen ... Die wilde Hummel. Übers. d. Mrs. Hungerford</text:p>
          </table:table-cell>
        </table:table-row>
        <table:table-row table:style-name="ro1">
          <table:table-cell office:value-type="string" calcext:value-type="string">
            <text:p>S. Slevogt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Lehrertätigkeit</text:p>
          </table:table-cell>
          <table:table-cell office:value-type="string" calcext:value-type="string">
            <text:p>als Lehrerin der deutschen und französischen Sprache, teils an Anstalten, teils privatim thätig gewesen</text:p>
          </table:table-cell>
        </table:table-row>
        <table:table-row table:style-name="ro1">
          <table:table-cell office:value-type="string" calcext:value-type="string">
            <text:p>S. Slevogt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ehrertätigkeit</text:p>
          </table:table-cell>
          <table:table-cell office:value-type="string" calcext:value-type="string">
            <text:p>als Lehrerin der deutschen und französischen Sprache, teils an Anstalten, teils privatim thätig gewesen</text:p>
          </table:table-cell>
        </table:table-row>
        <table:table-row table:style-name="ro1">
          <table:table-cell office:value-type="string" calcext:value-type="string">
            <text:p>Mathilde Speyer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ie Geschichte von dem Rotkehlchen. Dem Engl. nacherzählt.</text:p>
          </table:table-cell>
        </table:table-row>
        <table:table-row table:style-name="ro1">
          <table:table-cell office:value-type="string" calcext:value-type="string">
            <text:p>Emilie Stein</text:p>
          </table:table-cell>
          <table:table-cell office:value-type="string" calcext:value-type="string">
            <text:p>Nordische Sprachen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n nordischen Sprachen.</text:p>
          </table:table-cell>
        </table:table-row>
        <table:table-row table:style-name="ro1">
          <table:table-cell office:value-type="string" calcext:value-type="string">
            <text:p>Fanny Stockhaus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Malbuch für das kleine Volk. Übersetzg. d. Kate Greeneway.</text:p>
          </table:table-cell>
        </table:table-row>
        <table:table-row table:style-name="ro1">
          <table:table-cell office:value-type="string" calcext:value-type="string">
            <text:p>Martha Weiland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ist als Übersetzerin aus dem Englischen schriftstellerisch thätig.</text:p>
          </table:table-cell>
        </table:table-row>
        <table:table-row table:style-name="ro1">
          <table:table-cell office:value-type="string" calcext:value-type="string">
            <text:p>Mizi Franzos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  <table:table-row table:style-name="ro1">
          <table:table-cell office:value-type="string" calcext:value-type="string">
            <text:p>Mizi Franzos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  <table:table-row table:style-name="ro1">
          <table:table-cell office:value-type="string" calcext:value-type="string">
            <text:p>Mizi Franzos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  <table:table-row table:style-name="ro1">
          <table:table-cell office:value-type="string" calcext:value-type="string">
            <text:p>Mizi Franzos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  <table:table-row table:style-name="ro1">
          <table:table-cell office:value-type="string" calcext:value-type="string">
            <text:p>Mizi Franzos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  <table:table-row table:style-name="ro1">
          <table:table-cell office:value-type="string" calcext:value-type="string">
            <text:p>Mizi Franzos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  <table:table-row table:style-name="ro1">
          <table:table-cell office:value-type="string" calcext:value-type="string">
            <text:p>Mizi Franzos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Französischen, Englischen, Italienischen, Spanischen, Dänischen, Schwedischen und Norwegischen</text:p>
          </table:table-cell>
        </table:table-row>
        <table:table-row table:style-name="ro1">
          <table:table-cell office:value-type="string" calcext:value-type="string">
            <text:p>Margarete Jodl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Träume. Autorisierte Übersetzg. d. Olive Schreiner.</text:p>
          </table:table-cell>
        </table:table-row>
        <table:table-row table:style-name="ro1">
          <table:table-cell office:value-type="string" calcext:value-type="string">
            <text:p>Tinette Homberg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Helene Cameron. Erzählg. f. d. Jugend. Nach dem Engl. der Emily Rankin.</text:p>
          </table:table-cell>
        </table:table-row>
        <table:table-row table:style-name="ro1">
          <table:table-cell office:value-type="string" calcext:value-type="string">
            <text:p>Henny Koch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in bescheidener Roman u. andere Erzählgn. Von Mary Wilkins. Über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1T10:39:33.397000000</dc:date>
    <meta:editing-duration>PT2M26S</meta:editing-duration>
    <meta:editing-cycles>2</meta:editing-cycles>
    <meta:generator>LibreOffice/7.4.5.1$Windows_X86_64 LibreOffice_project/9c0871452b3918c1019dde9bfac75448afc4b57f</meta:generator>
    <meta:document-statistic meta:table-count="1" meta:cell-count="216" meta:object-count="0"/>
  </office:meta>
</office:document-meta>
</file>